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/>
      <text:p text:style-name="Standard">Abstract (H.aHKbox)</text:p>
      <text:p text:style-name="Standard"/>
      <text:p text:style-name="Standard">Here we present<text:s/>the HARDWARE.astronomy Housekeeping Box (H.aHKbox. The H.aHKbox is a low-cost open-source temperature monitoring and control system, which employs existing open-source devices (e.g Arduino, RaspberryPi) to reduce costs while also limiting the complexity of the development. The Ha.HK Box features a base system with a control computer and 10 expansion slots that can be filled with a variety of expansion cards.</text:p>
      <text:p text:style-name="Standard"/>
      <text:p text:style-name="Standard">The first deployment of the Ha.Hkbox will be for the ZEUS-2 submillimeter grating spectrometer. As such the modular cards will include AC and DC excited 4-wire bridges, 2-wire bridge, and PID controller<text:s/>card. The system will achieve power outputs of up to 200W<text:s/>with sub-millikelvin temperature sensing accuracy.</text:p>
      <text:p text:style-name="Standard"/>
      <text:p text:style-name="Standard">All design, firmware, software and<text:s/>parts list will be published online allowing for other projects to adopt the system and create custom expansion cards as nee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tammer, Adam R</dc:creator>
    <meta:creation-date>2019-09-23T21:59:00Z</meta:creation-date>
    <dc:date>2019-09-24T17:25:00Z</dc:date>
    <meta:template xlink:href="Normal.dotm" xlink:type="simple"/>
    <meta:editing-cycles>2</meta:editing-cycles>
    <meta:editing-duration>PT240S</meta:editing-duration>
    <meta:document-statistic meta:page-count="1" meta:paragraph-count="1" meta:word-count="138" meta:character-count="928" meta:row-count="6" meta:non-whitespace-character-count="791"/>
  </office:meta>
</office:document-meta>
</file>